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Text_20_body">
      <style:paragraph-properties style:text-autospace="none"/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style:text-autospace="none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argeting Indicators vs 2.0</text:h>
      <text:p text:style-name="P1"/>
      <text:list xml:id="list634635719177246118" text:style-name="L1">
        <text:list-header>
          <text:p text:style-name="P9">Go to<text:line-break/><text:a xlink:type="simple" xlink:href="http://www.avariceonline.com/targeting">http://www.avariceonline.com/targeting</text:a><text:line-break/>For documentation, demo and video</text:p>
        </text:list-header>
      </text:list>
      <text:p text:style-name="P3"/>
      <text:h text:style-name="Heading_20_3" text:outline-level="3">Summary :</text:h>
      <text:p text:style-name="Text_20_body">This package includes all the components to present a rich targeting system for your unity game. </text:p>
      <text:h text:style-name="Heading_20_3" text:outline-level="3">Design Features</text:h>
      <text:list xml:id="list29355978" text:continue-numbering="true" text:style-name="L1">
        <text:list-item>
          <text:p text:style-name="P7">Collider based detection and selection of targets. </text:p>
        </text:list-item>
        <text:list-item>
          <text:p text:style-name="P7">Runtime coloring of indicators based on arbitrary 'code'.</text:p>
        </text:list-item>
        <text:list-item>
          <text:p text:style-name="P7">Minimap and 'Heads up' Indicators included.</text:p>
        </text:list-item>
        <text:list-item>
          <text:p text:style-name="P7">3d Quad's are used, this enables full support with Unity's animation framework.</text:p>
        </text:list-item>
        <text:list-item>
          <text:p text:style-name="P7">Support for stealth, and stealth areas.</text:p>
        </text:list-item>
      </text:list>
      <text:h text:style-name="Heading_20_3" text:outline-level="3">Code Features</text:h>
      <text:p text:style-name="P1"><text:s/></text:p>
      <text:list xml:id="list29342068" text:continue-numbering="true" text:style-name="L1">
        <text:list-item>
          <text:p text:style-name="P10">Clean C# coding with comments and <text:s/>html documentation.</text:p>
        </text:list-item>
        <text:list-item>
          <text:p text:style-name="P10">Separation of Indicators (visuals) from targets (model)</text:p>
        </text:list-item>
        <text:list-item>
          <text:p text:style-name="P8">Object pooling included</text:p>
        </text:list-item>
      </text:list>
      <text:p text:style-name="P2"><text:s/></text:p>
      <text:h text:style-name="P6" text:outline-level="1">Initial Setup</text:h>
      <text:p text:style-name="Text_20_body">This release includes a simplified setup process.</text:p>
      <text:h text:style-name="Heading_20_3" text:outline-level="3">1) Import Package</text:h>
      <text:p text:style-name="P4">First thing to do I import the package. You will need to content of the “<text:span text:style-name="T2">Common</text:span>” directory. This directory includes common helpers and utilities that I move between projects. This includes the object pool. You will need the <text:span text:style-name="T2">Targeting</text:span> directory, this includes everything else. You may also want to import the <text:span text:style-name="T1">“</text:span><text:span text:style-name="T2">TargetingDemo</text:span><text:span text:style-name="T1">”,</text:span> this includes the demo scene.</text:p>
      <text:h text:style-name="Heading_20_3" text:outline-level="3">2) Script Execution Order</text:h>
      <text:p text:style-name="Text_20_body">The system has some script dependencies. Please set the script execution orders.</text:p>
      <text:list xml:id="list6609224436436447343" text:style-name="L2">
        <text:list-item>
          <text:p text:style-name="P11">ObjectPoolService<text:tab/><text:tab/>-1000</text:p>
        </text:list-item>
        <text:list-item>
          <text:p text:style-name="P11">TargetService<text:tab/><text:tab/><text:tab/>-500</text:p>
        </text:list-item>
        <text:list-item>
          <text:p text:style-name="P11">Target<text:tab/><text:tab/><text:tab/><text:tab/>+500</text:p>
        </text:list-item>
      </text:list>
      <text:h text:style-name="Heading_20_3" text:outline-level="3">3) Layers</text:h>
      <text:p text:style-name="Text_20_body">In order to get indicators to show up on different cameras, we use layers. Please define the following.</text:p>
      <text:list xml:id="list2552331112898926071" text:style-name="L3">
        <text:list-item>
          <text:p text:style-name="P12">Layer 8 “Hud”</text:p>
          <text:list>
            <text:list-item>
              <text:p text:style-name="P12">Visible only to the Hud Camera.</text:p>
            </text:list-item>
            <text:list-item>
              <text:p text:style-name="P12">“Heads Up” indicators should use to this layer</text:p>
            </text:list-item>
          </text:list>
        </text:list-item>
        <text:list-item>
          <text:p text:style-name="P12">Layer 9 “Map”</text:p>
          <text:list>
            <text:list-item>
              <text:p text:style-name="P12">Visible only to the Map Camera.</text:p>
            </text:list-item>
            <text:list-item>
              <text:p text:style-name="P12">Map indicators should use to this layer</text:p>
            </text:list-item>
          </text:list>
        </text:list-item>
        <text:list-item>
          <text:p text:style-name="P12">Layer 10 “Terrain”</text:p>
          <text:list>
            <text:list-item>
              <text:p text:style-name="P12">Visible only to the Main and Map Cameras.</text:p>
            </text:list-item>
            <text:list-item>
              <text:p text:style-name="P12">The terrain should use to this layer</text:p>
            </text:list-item>
          </text:list>
        </text:list-item>
        <text:list-item>
          <text:p text:style-name="P12">Layer 11 “Target Scanners”</text:p>
          <text:list>
            <text:list-item>
              <text:p text:style-name="P12">Layer for the Target Detector script</text:p>
            </text:list-item>
            <text:list-item>
              <text:p text:style-name="P12">Set the physics layer to interact with “Targets”</text:p>
            </text:list-item>
          </text:list>
        </text:list-item>
        <text:list-item>
          <text:p text:style-name="P12">Layer 12 “Targets”</text:p>
          <text:list>
            <text:list-item>
              <text:p text:style-name="P12">Layer for the target objects</text:p>
            </text:list-item>
            <text:list-item>
              <text:p text:style-name="P12">Set the physics layer to interact with “Target Scanners”</text:p>
            </text:list-item>
          </text:list>
        </text:list-item>
      </text:list>
      <text:h text:style-name="Heading_20_3" text:outline-level="3"><text:soft-page-break/>3) Tags</text:h>
      <text:p text:style-name="Text_20_body">In order to correctly position heads up indicators, the indicators need access to the HudCamera. Please make sure you have a HudCamera and include the HudCamera tag.</text:p>
      <text:list xml:id="list4447629676039161918" text:style-name="L4">
        <text:list-item>
          <text:p text:style-name="P13">HudCamera</text:p>
        </text:list-item>
      </text:list>
      <text:p text:style-name="Text_20_body"/>
      <text:h text:style-name="Heading_20_3" text:outline-level="3">4) Physics Setup</text:h>
      <text:p text:style-name="Text_20_body">Targets uses the Unity3d physics system to facilitate interactions. This means that the Targets and the Target Scanners need to have rigid-bodies and collides attached. If these objects move manually (not using the physic system) be sure to set them as IsKinematic.</text:p>
      <text:list xml:id="list6714333603228675603" text:style-name="L5">
        <text:list-item>
          <text:p text:style-name="P14">The collider attached to the target should match the size of the sprite or mesh. You may want to make the target component a child object to the game play components, but, this is not required.</text:p>
        </text:list-item>
        <text:list-item>
          <text:p text:style-name="P14">The TargetScanner script (child to the player controller) uses a collider to detect the incoming targets. You may re-size the collider to grow / shrink the area of detection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Ventimiglia</meta:initial-creator>
    <meta:creation-date>2012-02-13T12:00:23.89</meta:creation-date>
    <dc:date>2013-12-27T09:20:28.20</dc:date>
    <meta:editing-duration>PT4H31M51S</meta:editing-duration>
    <meta:editing-cycles>38</meta:editing-cycles>
    <meta:generator>OpenOffice/4.0.0$Win32 OpenOffice.org_project/400m3$Build-9702</meta:generator>
    <meta:document-statistic meta:table-count="0" meta:image-count="0" meta:object-count="0" meta:page-count="3" meta:paragraph-count="49" meta:word-count="459" meta:character-count="2689"/>
  </office:meta>
</office:document-meta>
</file>